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28000001E43CCCDC1D.png"/>
  <manifest:file-entry manifest:media-type="image/png" manifest:full-path="Pictures/10000201000000F4000000658D9186D6.png"/>
  <manifest:file-entry manifest:media-type="image/png" manifest:full-path="Pictures/10000200000000BD0000002EF1CEF5E4.png"/>
  <manifest:file-entry manifest:media-type="image/jpeg" manifest:full-path="Pictures/10000000000005DC0000046595E3EDA3.jpg"/>
  <manifest:file-entry manifest:media-type="image/jpeg" manifest:full-path="Pictures/10000000000005DC00000465C46AE529.jpg"/>
  <manifest:file-entry manifest:media-type="" manifest:full-path="Pictures/200000090000034B00000A8197C2F4E8.svm"/>
  <manifest:file-entry manifest:media-type="" manifest:full-path="Pictures/200000500000085600000A92FE123876.svm"/>
  <manifest:file-entry manifest:media-type="" manifest:full-path="Pictures/2000000C00002FA90000004D0B96FFF5.svm"/>
  <manifest:file-entry manifest:media-type="" manifest:full-path="Pictures/2000000C000036B00000004D961E41FD.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draw:auto-grow-height="true" fo:min-height="3.18cm"/>
    </style:style>
    <style:style style:name="pr4" style:family="presentation" style:parent-style-name="Origami_20_-_20_Page-outline1">
      <style:graphic-properties draw:auto-grow-height="true" fo:min-height="11.529cm"/>
    </style:style>
    <style:style style:name="pr5" style:family="presentation" style:parent-style-name="Origami_20_-_20_Page-notes">
      <style:graphic-properties draw:fill-color="#ffffff" draw:auto-grow-height="true" fo:min-height="11.429cm"/>
    </style:style>
    <style:style style:name="pr6" style:family="presentation" style:parent-style-name="Conditions_20_of_20_use-notes">
      <style:graphic-properties draw:stroke="none" draw:fill="none" draw:fill-color="#bbe0e3" draw:auto-grow-height="true" fo:min-height="11.432cm" draw:shadow-color="#808080"/>
    </style:style>
    <style:style style:name="P1" style:family="paragraph">
      <style:paragraph-properties fo:text-align="justify" style:text-autospace="none"/>
    </style:style>
    <style:style style:name="P2" style:family="paragraph">
      <style:paragraph-properties fo:text-align="center"/>
    </style:style>
    <style:style style:name="P3" style:family="paragraph">
      <style:text-properties fo:font-size="12pt"/>
    </style:style>
    <style:style style:name="T1" style:family="text">
      <style:text-properties fo:language="en" fo:country="US"/>
    </style:style>
    <style:style style:name="T2" style:family="text">
      <style:text-properties fo:color="#00204f" fo:font-family="Arial" style:font-family-generic="swiss" fo:font-size="14pt" fo:language="en" fo:country="US" fo:font-weight="bold" style:letter-kerning="true" style:font-weight-asian="bold" style:font-weight-complex="bold"/>
    </style:style>
    <style:style style:name="T3" style:family="text">
      <style:text-properties fo:color="#00204f" fo:font-family="Arial" style:font-family-generic="swiss" fo:font-size="11pt" fo:language="en" fo:country="US" style:letter-kerning="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fixed">YOUR DATE HERE</presentation:date-time-decl>
      <draw:page draw:name="page1" draw:style-name="dp1" draw:master-page-name="Origami_20_-_20_Title" presentation:presentation-page-layout-name="AL1T1" presentation:use-date-time-name="dtd1">
        <office:forms form:automatic-focus="false" form:apply-design-mode="false"/>
        <draw:frame presentation:style-name="pr1" draw:layer="layout" svg:width="13cm" svg:height="3.18cm" svg:x="0.3cm" svg:y="3.3cm" presentation:class="title" presentation:user-transformed="true">
          <draw:text-box>
            <text:p><text:span text:style-name="T1">INSERT YOUR TITLE HERE</text:span></text:p>
          </draw:text-box>
        </draw:frame>
        <presentation:notes draw:style-name="dp2">
          <draw:page-thumbnail draw:style-name="gr1" draw:layer="layout" svg:width="0.001cm" svg:height="0.001cm" svg:x="0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presentation:user-transformed="true">
          <draw:text-box>
            <text:p>CUSTOMIZE YOUR HEADLINE HERE</text:p>
          </draw:text-box>
        </draw:frame>
        <draw:frame presentation:style-name="pr4" draw:layer="layout" svg:width="14.129cm" svg:height="11.529cm" svg:x="10cm" svg:y="5.5cm" presentation:class="outline" presentation:user-transformed="true">
          <draw:text-box>
            <text:p text:style-name="P1"><text:span text:style-name="T2">Lorem ipsum dolor sit amet </text:span></text:p>
            <text:p text:style-name="P1"><text:span text:style-name="T3">Lorem ipsum dolor sit amet, consectetur adipiscing elit. Vestibulum eget nisi metus. Mauris vitae orci et turpis cursus tempus. Pellentesque nec arcu lectus, sit amet vestibulum tellus. Nunc in ante urna, vitae condimentum quam. In eu libero at nunc tempor egestas id eget mauris. Proin suscipit porttitor lacus. Nulla risus libero, congue non gravida vel, euismod ut nisi. Nunc dapibus risus quis dui auctor consectetur. Suspendisse tincidunt velit sed urna lobortis sed vulputate risus consequat.</text:span></text:p>
            <text:p text:style-name="P1"><text:span text:style-name="T2">Etiam elementum, ligula a feugiat </text:span></text:p>
            <text:p text:style-name="P1"><text:span text:style-name="T3">Etiam elementum, ligula a feugiat porta, neque orci cursus orci, ut fringilla tortor ante in elit. Proin id orci sit amet quam vulputate vulputate in eget sapien. Nulla luctus iaculis ipsum, sit amet condimentum tellus pellentesque a. Ut felis mauris, pharetra in ultrices sit amet, fermentum sit amet nulla. Suspendisse pulvinar molestie leo, sed pellentesque felis dictum at. In hac habitasse platea dictumst. Sed varius urna sed lorem pellentesque volutpat. Fusce pulvinar purus nec dolor vulputate in aliquet metus mattis. Mauris consequat felis et est hendrerit vehicula. Sed accumsan pharetra nisi at imperdiet. Curabitur at purus metus, quis sagittis ipsum. Aliquam accumsan lobortis magna, quis imperdiet magna ornare non. Donec sodales odio sit amet est pharetra sed rutrum ipsum porttitor. Curabitur laoreet, odio nec congue molestie, quam purus faucibus urna, in vulputate felis magna sollicitudin velit. Class aptent taciti sociosqu ad litora torquent.</text:span></text:p>
          </draw:text-box>
        </draw:frame>
        <draw:frame draw:style-name="gr2" draw:text-style-name="P2" draw:layer="layout" svg:width="2.133cm" svg:height="2.705cm" svg:x="0.5cm" svg:y="0.5cm">
          <draw:image xlink:href="Pictures/200000500000085600000A92FE123876.svm" xlink:type="simple" xlink:show="embed" xlink:actuate="onLoad">
            <text:p/>
          </draw:image>
        </draw:frame>
        <presentation:notes draw:style-name="dp2">
          <draw:page-thumbnail draw:style-name="gr1" draw:layer="layout" svg:width="12.699cm" svg:height="9.524cm" svg:x="3.175cm" svg:y="1.93cm" draw:page-number="2" presentation:class="page"/>
          <draw:frame presentation:style-name="pr5" draw:layer="layout" svg:width="15.239cm" svg:height="11.429cm" svg:x="1.905cm" svg:y="12.065cm" presentation:class="notes" presentation:placeholder="true">
            <draw:text-box/>
          </draw:frame>
        </presentation:notes>
      </draw:page>
      <draw:page draw:name="License conditions" draw:style-name="dp1" draw:master-page-name="Conditions_20_of_20_use" presentation:presentation-page-layout-name="AL2T19" presentation:use-date-time-name="dtd1">
        <office:forms form:automatic-focus="false" form:apply-design-mode="false"/>
        <presentation:notes draw:style-name="dp4">
          <draw:page-thumbnail draw:style-name="gr1" draw:layer="layout" svg:width="12.7cm" svg:height="9.526cm" svg:x="3.175cm" svg:y="1.904cm" draw:page-number="3" presentation:class="page"/>
          <draw:frame presentation:style-name="pr6" draw:text-style-name="P3"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fill-image draw:name="background" xlink:href="Pictures/1000000000000228000001E43CCCDC1D.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Calibri" style:font-family-generic="swiss" style:font-pitch="variable" fo:font-size="32pt" fo:font-style="normal" fo:text-shadow="1pt 1pt"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draw:fill="none">
        <text:list-style style:name="Origami_20_-_20_Page-outline1" style:display-name="Origami -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color="#00204f" style:text-outline="false" style:text-line-through-style="none" fo:font-family="Arial"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fo:text-align="end"/>
      <style:text-properties fo:color="#00204f" fo:font-size="28pt" style:font-size-asian="28pt" style:font-size-complex="28pt"/>
    </style:style>
    <style:style style:name="Origami_20_-_20_Page-outline3" style:display-name="Origami - Page-outline3" style:family="presentation" style:parent-style-name="Origami_20_-_20_Page-outline2">
      <style:paragraph-properties fo:margin-top="0cm" fo:margin-bottom="0.3cm" fo:text-align="end"/>
      <style:text-properties fo:color="#00204f" fo:font-size="24pt" style:font-size-asian="24pt" style:font-size-complex="24pt"/>
    </style:style>
    <style:style style:name="Origami_20_-_20_Page-outline4" style:display-name="Origami - Page-outline4" style:family="presentation" style:parent-style-name="Origami_20_-_20_Page-outline3">
      <style:paragraph-properties fo:margin-top="0cm" fo:margin-bottom="0.2cm" fo:text-align="end"/>
      <style:text-properties fo:color="#00204f" fo:font-size="20pt" style:font-size-asian="20pt" style:font-size-complex="20pt"/>
    </style:style>
    <style:style style:name="Origami_20_-_20_Page-outline5" style:display-name="Origami - Page-outline5" style:family="presentation" style:parent-style-name="Origami_20_-_20_Page-outline4">
      <style:paragraph-properties fo:margin-top="0cm" fo:margin-bottom="0.1cm" fo:text-align="end"/>
      <style:text-properties fo:color="#00204f" fo:font-size="20pt" style:font-size-asian="20pt" style:font-size-complex="20pt"/>
    </style:style>
    <style:style style:name="Origami_20_-_20_Page-outline6" style:display-name="Origami - Page-outline6" style:family="presentation" style:parent-style-name="Origami_20_-_20_Page-outline5">
      <style:paragraph-properties fo:margin-top="0cm" fo:margin-bottom="0.1cm" fo:text-align="end"/>
      <style:text-properties fo:color="#00204f" fo:font-size="20pt" style:font-size-asian="20pt" style:font-size-complex="20pt"/>
    </style:style>
    <style:style style:name="Origami_20_-_20_Page-outline7" style:display-name="Origami - Page-outline7" style:family="presentation" style:parent-style-name="Origami_20_-_20_Page-outline6">
      <style:paragraph-properties fo:margin-top="0cm" fo:margin-bottom="0.1cm" fo:text-align="end"/>
      <style:text-properties fo:color="#00204f" fo:font-size="20pt" style:font-size-asian="20pt" style:font-size-complex="20pt"/>
    </style:style>
    <style:style style:name="Origami_20_-_20_Page-outline8" style:display-name="Origami - Page-outline8" style:family="presentation" style:parent-style-name="Origami_20_-_20_Page-outline7">
      <style:paragraph-properties fo:margin-top="0cm" fo:margin-bottom="0.1cm" fo:text-align="end"/>
      <style:text-properties fo:color="#00204f" fo:font-size="20pt" style:font-size-asian="20pt" style:font-size-complex="20pt"/>
    </style:style>
    <style:style style:name="Origami_20_-_20_Page-outline9" style:display-name="Origami - Page-outline9" style:family="presentation" style:parent-style-name="Origami_20_-_20_Page-outline8">
      <style:paragraph-properties fo:margin-top="0cm" fo:margin-bottom="0.1cm" fo:text-align="end"/>
      <style:text-properties fo:color="#00204f" fo:font-size="20pt" style:font-size-asian="20pt" style:font-size-complex="20pt"/>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fo:font-family="Arial" style:font-family-generic="roman" style:font-pitch="variable" fo:font-size="28pt" fo:font-style="normal" fo:text-shadow="none" style:text-underline-style="none" fo:font-weight="normal" style:letter-kerning="true" style:font-family-asian="'Microsoft YaHei'" style:font-family-generic-asian="system" style:font-pitch-asian="variable" style:font-size-asian="28pt" style:font-style-asian="normal" style:font-weight-asian="norm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fo:font-family="Calibri"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Calibri" style:font-style-name="Regular" style:font-family-generic="swiss" style:font-pitch="variable" fo:font-size="36pt" fo:language="en" fo:country="US" fo:font-style="normal" fo:text-shadow="1pt 1pt"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Arial Unicode MS'"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1.863cm" fo:min-width="0.607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3">
      <style:graphic-properties draw:stroke="none" draw:fill="none" draw:fill-color="#bbe0e3" draw:textarea-horizontal-align="justify" draw:textarea-vertical-align="middle" draw:auto-grow-height="true" fo:min-height="0.424cm" fo:padding-top="0.13cm" fo:padding-bottom="0.13cm" fo:padding-left="0.25cm" fo:padding-right="0.25cm" fo:wrap-option="wrap" draw:shadow-color="#808080"/>
    </style:style>
    <style:style style:name="Mgr13" style:family="graphic" style:parent-style-name="standard" style:list-style-name="ML4">
      <style:graphic-properties draw:stroke="none" draw:fill="none" draw:fill-color="#bbe0e3" draw:textarea-horizontal-align="justify" draw:textarea-vertical-align="top" draw:auto-grow-height="true" fo:min-height="4.573cm" fo:padding-top="0.13cm" fo:padding-bottom="0.13cm" fo:padding-left="0.25cm" fo:padding-right="0.25cm" fo:wrap-option="wrap" draw:shadow-color="#808080"/>
    </style:style>
    <style:style style:name="Mgr14"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8.039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1.275cm" fo:min-width="4.388cm" fo:padding-top="0.125cm" fo:padding-bottom="0.125cm" fo:padding-left="0.25cm" fo:padding-right="0.25cm" fo:wrap-option="no-wrap"/>
    </style:style>
    <style:style style:name="Mgr19" style:family="graphic" style:parent-style-name="standard">
      <style:graphic-properties draw:stroke="none" svg:stroke-width="0.026cm" draw:stroke-linejoin="miter" draw:fill="none" draw:textarea-vertical-align="top" draw:auto-grow-height="true" fo:min-height="14.018cm" fo:padding-top="0.125cm" fo:padding-bottom="0.125cm" fo:padding-left="0.25cm" fo:padding-right="0.25cm" fo:wrap-option="wrap"/>
    </style:style>
    <style:style style:name="Mgr20"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backgroundobjects">
      <style:graphic-properties draw:stroke="none" draw:fill="none" draw:fill-color="#ffffff" draw:auto-grow-height="false" fo:min-height="1.314cm"/>
    </style:style>
    <style:style style:name="Mpr6" style:family="presentation" style:parent-style-name="Origami_20_-_20_Page-backgroundobjects">
      <style:graphic-properties draw:stroke="none" draw:fill="none" draw:fill-color="#ffffff" draw:auto-grow-height="false" fo:min-height="1.27cm"/>
    </style:style>
    <style:style style:name="Mpr7" style:family="presentation" style:parent-style-name="Origami_20_-_20_Page-backgroundobjects">
      <style:graphic-properties draw:stroke="none" draw:fill="none" draw:fill-color="#ffffff" draw:textarea-vertical-align="bottom" draw:auto-grow-height="false" fo:min-height="1.27cm"/>
    </style:style>
    <style:style style:name="Mpr8" style:family="presentation" style:parent-style-name="Old_20_Style_20_Title-backgroundobjects">
      <style:graphic-properties draw:stroke="none" draw:fill="none" draw:fill-color="#ffffff" draw:auto-grow-height="false" fo:min-height="1.314cm"/>
    </style:style>
    <style:style style:name="Mpr9" style:family="presentation" style:parent-style-name="Old_20_Style_20_Title-backgroundobjects">
      <style:graphic-properties draw:stroke="none" draw:fill="none" draw:fill-color="#ffffff" draw:auto-grow-height="false" fo:min-height="1.27cm"/>
    </style:style>
    <style:style style:name="Mpr10" style:family="presentation" style:parent-style-name="Old_20_Style_20_Title-backgroundobjects">
      <style:graphic-properties draw:stroke="none" draw:fill="none" draw:fill-color="#ffffff" draw:textarea-vertical-align="bottom" draw:auto-grow-height="false" fo:min-height="1.27cm"/>
    </style:style>
    <style:style style:name="Mpr11" style:family="presentation" style:parent-style-name="Origami_20_-_20_Title-title">
      <style:graphic-properties draw:auto-grow-height="false" fo:min-height="3.181cm"/>
    </style:style>
    <style:style style:name="Mpr12" style:family="presentation" style:parent-style-name="Origami_20_-_20_Title-backgroundobjects">
      <style:graphic-properties draw:stroke="none" draw:fill="none" draw:fill-color="#ffffff" draw:auto-grow-height="false" fo:min-height="1.314cm"/>
    </style:style>
    <style:style style:name="Mpr13" style:family="presentation" style:parent-style-name="Origami_20_-_20_Title-backgroundobjects">
      <style:graphic-properties draw:stroke="none" draw:fill="none" draw:fill-color="#ffffff" draw:auto-grow-height="false" fo:min-height="1.27cm"/>
    </style:style>
    <style:style style:name="Mpr14" style:family="presentation" style:parent-style-name="Origami_20_-_20_Title-backgroundobjects">
      <style:graphic-properties draw:stroke="none" draw:fill="none" draw:fill-color="#ffffff" draw:textarea-vertical-align="bottom" draw:auto-grow-height="false" fo:min-height="1.27cm"/>
    </style:style>
    <style:style style:name="Mpr15"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6"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text-align="end"/>
      <style:text-properties fo:color="#898989" fo:font-family="Calibri" style:font-family-generic="swiss" style:font-pitch="variable" fo:font-size="12pt" style:font-size-asian="12pt" style:font-size-complex="12pt"/>
    </style:style>
    <style:style style:name="MP8" style:family="paragraph">
      <style:paragraph-properties fo:text-align="center" style:writing-mode="lr-tb"/>
    </style:style>
    <style:style style:name="MP9" style:family="paragraph">
      <style:paragraph-properties style:writing-mode="lr-tb" style:font-independent-line-spacing="true"/>
    </style:style>
    <style:style style:name="MP10" style:family="paragraph">
      <style:paragraph-properties fo:margin-left="0cm" fo:margin-right="0cm" fo:line-height="100%" fo:text-indent="0cm"/>
    </style:style>
    <style:style style:name="MP11" style:family="paragraph">
      <style:paragraph-properties fo:margin-left="0cm" fo:margin-right="0cm" fo:line-height="100%" fo:text-indent="0cm" style:writing-mode="lr-tb" style:font-independent-line-spacing="true"/>
      <style:text-properties fo:font-size="18pt"/>
    </style:style>
    <style:style style:name="MP12" style:family="paragraph">
      <style:paragraph-properties fo:margin-left="0cm" fo:margin-right="0cm" fo:margin-top="0cm" fo:margin-bottom="0cm" fo:text-align="start" fo:text-indent="0cm" style:punctuation-wrap="hanging"/>
      <style:text-properties fo:hyphenate="false"/>
    </style:style>
    <style:style style:name="MP13"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MP14" style:family="paragraph">
      <style:paragraph-properties fo:margin-left="0cm" fo:margin-right="0cm" fo:margin-top="0.317cm" fo:margin-bottom="0cm" fo:text-align="start" fo:text-indent="0cm" style:punctuation-wrap="hanging"/>
      <style:text-properties fo:hyphenate="false"/>
    </style:style>
    <style:style style:name="MP15" style:family="paragraph">
      <style:paragraph-properties fo:margin-left="0cm" fo:margin-right="0cm" fo:text-indent="0cm" style:writing-mode="lr-tb"/>
    </style:style>
    <style:style style:name="MP16" style:family="paragraph">
      <style:paragraph-properties fo:margin-left="0cm" fo:margin-right="0cm" fo:text-indent="0cm" style:writing-mode="lr-tb" style:font-independent-line-spacing="true"/>
    </style:style>
    <style:style style:name="MP17" style:family="paragraph">
      <style:paragraph-properties fo:margin-left="0cm" fo:margin-right="0cm" fo:text-align="end" fo:text-indent="0cm" style:writing-mode="lr-tb"/>
    </style:style>
    <style:style style:name="MP1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fo:font-family="Calibri" style:font-family-generic="swiss" style:font-pitch="variable" fo:font-size="12pt" fo:language="en" fo:country="US" style:font-size-asian="12pt" style:language-asian="en" style:country-asian="US" style:font-size-complex="12pt" style:language-complex="en" style:country-complex="US"/>
    </style:style>
    <style:style style:name="MT4" style:family="text">
      <style:text-properties fo:color="#9e1306" fo:font-family="Calibri" style:font-family-generic="swiss" style:font-pitch="variable"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fo:font-family="Calibri" style:font-family-generic="swiss" style:font-pitch="variable" fo:font-size="12pt" style:font-size-asian="12pt" style:font-size-complex="12pt"/>
    </style:style>
    <style:style style:name="MT7" style:family="text">
      <style:text-properties fo:font-size="14pt" fo:language="en" fo:country="US" style:font-size-asian="14pt" style:language-asian="en" style:country-asian="US" style:font-size-complex="14pt" style:language-complex="en" style:country-complex="US"/>
    </style:style>
    <style:style style:name="MT8" style:family="text">
      <style:text-properties fo:color="#00204f" fo:font-family="Arial" style:font-family-generic="swiss" style:font-pitch="variable" fo:font-size="14pt" style:font-size-asian="14pt" style:font-size-complex="14pt"/>
    </style:style>
    <style:style style:name="MT9" style:family="text">
      <style:text-properties fo:color="#009999" fo:font-family="Arial" style:font-family-generic="swiss" style:font-pitch="variable" fo:font-size="10pt" style:font-size-asian="10pt" style:font-size-complex="10pt"/>
    </style:style>
    <style:style style:name="MT10" style:family="text">
      <style:text-properties fo:font-family="Arial" style:font-family-generic="swiss" style:font-pitch="variable" fo:font-size="10pt" style:font-size-asian="10pt" style:font-size-complex="10pt"/>
    </style:style>
    <style:style style:name="MT11" style:family="text">
      <style:text-properties fo:color="#4e2169" fo:font-family="Arial" style:font-family-generic="swiss" style:font-pitch="variable" fo:font-size="18pt" fo:language="en" fo:country="GB" fo:font-weight="bold" style:font-weight-asian="bold" style:font-weight-complex="bold"/>
    </style:style>
    <style:style style:name="MT12" style:family="text">
      <style:text-properties fo:color="#ad5b84" fo:font-family="Arial" style:font-family-generic="swiss" style:font-pitch="variable" fo:font-size="18pt" fo:language="en" fo:country="GB" fo:font-weight="bold" style:font-weight-asian="bold" style:font-weight-complex="bold"/>
    </style:style>
    <style:style style:name="MT13" style:family="text">
      <style:text-properties fo:color="#4e2169" fo:font-family="Arial" style:font-family-generic="swiss" style:font-pitch="variable" fo:font-size="28pt" fo:language="en" fo:country="US" fo:font-weight="bold" style:font-size-asian="28pt" style:font-weight-asian="bold" style:font-size-complex="28pt" style:font-weight-complex="bold"/>
    </style:style>
    <style:style style:name="MT14" style:family="text">
      <style:text-properties fo:color="#000000" style:text-line-through-style="none" fo:font-family="Calibri"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style:text-line-through-style="none" fo:font-family="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style:text-line-through-style="none" fo:font-family="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style:text-line-through-style="none" fo:font-family="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style:text-line-through-style="none" fo:font-family="Calibri"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style:text-line-through-style="none" fo:font-family="Calibri"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style:text-line-through-style="none" fo:font-family="Calibri"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style:text-line-through-style="none" fo:font-family="Calibri"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9999"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Old_20_Style_20_Page" style:display-name="Old Style Page" style:page-layout-name="PM1" draw:style-name="Mdp1">
      <office:forms form:automatic-focus="false" form:apply-design-mode="false"/>
      <draw:g draw:name="Groupe 1">
        <draw:custom-shape draw:name="Rectangle 9" draw:style-name="Mgr3" draw:text-style-name="MP3"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3"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3" draw:layer="backgroundobjects" svg:width="4.762cm" svg:height="2.799cm" draw:transform="rotate (3.1415926535892) translate (24.539cm 4.10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3" draw:layer="backgroundobjects" svg:width="3.514cm" svg:height="1.999cm" draw:transform="rotate (3.1415926535892) translate (23.416cm 3.70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3"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4" draw:layer="backgroundobjects" svg:x1="4.614cm" svg:y1="0.927cm" svg:x2="20.815cm" svg:y2="0.927cm">
            <text:p/>
          </draw:line>
          <draw:line draw:name="Connecteur droit 22" draw:style-name="Mgr5" draw:text-style-name="MP4" draw:layer="backgroundobjects" svg:x1="4.614cm" svg:y1="3.127cm" svg:x2="20.815cm" svg:y2="3.127cm">
            <text:p/>
          </draw:line>
        </draw:g>
        <draw:custom-shape draw:name="Rectangle 13" draw:style-name="Mgr6" draw:text-style-name="MP3"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3" draw:layer="backgroundobjects" svg:width="1.039cm" svg:height="0.735cm" svg:x="19.756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3"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3"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2.029cm" svg:x="1.27cm" svg:y="5cm" presentation:class="outline" presentation:placeholder="true">
        <draw:text-box/>
      </draw:frame>
      <draw:frame presentation:style-name="Mpr1" draw:text-style-name="MP1" draw:layer="backgroundobjects" svg:width="5.917cm" svg:height="1.313cm" svg:x="1.27cm" svg:y="17.354cm" presentation:class="date-time">
        <draw:text-box>
          <text:p text:style-name="MP1"><text:span text:style-name="MT3"><presentation:date-time/></text:span></text:p>
        </draw:text-box>
      </draw:frame>
      <draw:frame presentation:style-name="Mpr1" draw:text-style-name="MP5" draw:layer="backgroundobjects" svg:width="8.05cm" svg:height="1.313cm" svg:x="8.686cm" svg:y="17.354cm" presentation:class="footer">
        <draw:text-box>
          <text:p text:style-name="MP5"><text:span text:style-name="MT4"><presentation:footer/></text:span></text:p>
        </draw:text-box>
      </draw:frame>
      <draw:frame presentation:style-name="Mpr2" draw:text-style-name="MP2" draw:layer="backgroundobjects" svg:width="5.917cm" svg:height="1.313cm" svg:x="18.211cm" svg:y="17.354cm" presentation:class="page-number">
        <draw:text-box>
          <text:p text:style-name="MP2"><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6" draw:layer="backgroundobjects" svg:width="25.399cm" svg:height="19.048cm" svg:x="0cm" svg:y="0cm">
        <draw:image xlink:href="Pictures/10000000000005DC00000465C46AE529.jpg" xlink:type="simple" xlink:show="embed" xlink:actuate="onLoad">
          <text:p/>
        </draw:image>
      </draw:frame>
      <draw:frame presentation:style-name="Origami_20_-_20_Page-title" draw:layer="backgroundobjects" svg:width="12.129cm" svg:height="3.18cm" svg:x="12cm" svg:y="0.76cm" presentation:class="title" presentation:placeholder="true">
        <draw:text-box/>
      </draw:frame>
      <draw:frame presentation:style-name="Origami_20_-_20_Page-outline1" draw:layer="backgroundobjects" svg:width="14.129cm" svg:height="11.529cm" svg:x="10cm" svg:y="5.5cm" presentation:class="outline" presentation:placeholder="true">
        <draw:text-box/>
      </draw:frame>
      <draw:frame presentation:style-name="Mpr5" draw:text-style-name="MP1" draw:layer="backgroundobjects" svg:width="5.917cm" svg:height="1.313cm" svg:x="1.27cm" svg:y="17.354cm" presentation:class="date-time">
        <draw:text-box>
          <text:p text:style-name="MP1"><text:span text:style-name="MT1"><presentation:date-time/></text:span></text:p>
        </draw:text-box>
      </draw:frame>
      <draw:frame presentation:style-name="Mpr5" draw:text-style-name="MP5" draw:layer="backgroundobjects" svg:width="8.05cm" svg:height="1.313cm" svg:x="12cm" svg:y="17.354cm" presentation:class="footer">
        <draw:text-box>
          <text:p text:style-name="MP2"><text:span text:style-name="MT6"><presentation:footer/></text:span></text:p>
        </draw:text-box>
      </draw:frame>
      <draw:frame draw:style-name="Mgr8" draw:text-style-name="MP6" draw:layer="backgroundobjects" svg:width="13.999cm" svg:height="0.076cm" svg:x="10cm" svg:y="17cm">
        <draw:image xlink:href="Pictures/2000000C000036B00000004D961E41FD.svm" xlink:type="simple" xlink:show="embed" xlink:actuate="onLoad">
          <text:p/>
        </draw:image>
      </draw:frame>
      <draw:frame presentation:style-name="Mpr5" draw:text-style-name="MP7" draw:layer="backgroundobjects" svg:width="5.917cm" svg:height="1.313cm" svg:x="18.211cm" svg:y="17.354cm" presentation:class="page-number">
        <draw:text-box>
          <text:p text:style-name="MP7"><text:span text:style-name="MT6">- <text:s text:c="8"/></text:span><text:span text:style-name="MT6"><text:page-number>&lt;numéro&gt;</text:page-number></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Old_20_Style_20_Title" style:display-name="Old Style Title" style:page-layout-name="PM1" draw:style-name="Mdp1">
      <office:forms form:automatic-focus="false" form:apply-design-mode="false"/>
      <draw:frame presentation:style-name="Old_20_Style_20_Title-outline1" draw:layer="backgroundobjects" svg:width="14.5cm" svg:height="5.529cm" svg:x="5.5cm" svg:y="11.5cm" presentation:class="outline" presentation:placeholder="true">
        <draw:text-box/>
      </draw:frame>
      <draw:frame presentation:style-name="Mpr8" draw:text-style-name="MP1" draw:layer="backgroundobjects" svg:width="5.917cm" svg:height="1.313cm" svg:x="1.27cm" svg:y="17.354cm" presentation:class="date-time">
        <draw:text-box>
          <text:p text:style-name="MP1"><text:span text:style-name="MT7"><presentation:date-time/></text:span></text:p>
        </draw:text-box>
      </draw:frame>
      <draw:frame presentation:style-name="Mpr8" draw:text-style-name="MP5" draw:layer="backgroundobjects" svg:width="8.05cm" svg:height="1.313cm" svg:x="8.686cm" svg:y="17.354cm" presentation:class="footer">
        <draw:text-box>
          <text:p text:style-name="MP5"><text:span text:style-name="MT1"><presentation:footer/></text:span></text:p>
        </draw:text-box>
      </draw:frame>
      <draw:frame presentation:style-name="Mpr8" draw:text-style-name="MP2" draw:layer="backgroundobjects" svg:width="5.917cm" svg:height="1.313cm" svg:x="18.211cm" svg:y="17.354cm" presentation:class="page-number">
        <draw:text-box>
          <text:p text:style-name="MP2"><text:span text:style-name="MT1"><text:page-number>&lt;numéro&gt;</text:page-number></text:span></text:p>
        </draw:text-box>
      </draw:frame>
      <draw:g draw:name="Groupe 5">
        <draw:custom-shape draw:name="Rectangle 9" draw:style-name="Mgr3" draw:text-style-name="MP3"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3"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3" draw:layer="backgroundobjects" svg:width="4.762cm" svg:height="3.961cm" draw:transform="rotate (3.1415926535892) translate (24.539cm 11.97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3" draw:layer="backgroundobjects" svg:width="3.514cm" svg:height="2.829cm" draw:transform="rotate (3.1415926535892) translate (23.416cm 11.40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3"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4" draw:layer="backgroundobjects" svg:x1="4.614cm" svg:y1="7.464cm" svg:x2="20.815cm" svg:y2="7.464cm">
          <text:p/>
        </draw:line>
        <draw:line draw:name="Connecteur droit 25" draw:style-name="Mgr5" draw:text-style-name="MP4" draw:layer="backgroundobjects" svg:x1="4.614cm" svg:y1="10.577cm" svg:x2="20.815cm" svg:y2="10.577cm">
          <text:p/>
        </draw:line>
        <draw:custom-shape draw:name="Rectangle 13" draw:style-name="Mgr6" draw:text-style-name="MP3"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3" draw:layer="backgroundobjects" svg:width="1.039cm" svg:height="1.041cm" svg:x="19.756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3"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3"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Origami_20_-_20_Title" style:display-name="Origami - Title" style:page-layout-name="PM1" draw:style-name="Mdp2">
      <office:forms form:automatic-focus="false" form:apply-design-mode="false"/>
      <draw:frame draw:style-name="Mgr8" draw:text-style-name="MP6" draw:layer="backgroundobjects" svg:width="25.399cm" svg:height="19.048cm" svg:x="0.051cm" svg:y="0.03cm">
        <draw:image xlink:href="Pictures/10000000000005DC0000046595E3EDA3.jpg" xlink:type="simple" xlink:show="embed" xlink:actuate="onLoad">
          <text:p/>
        </draw:image>
      </draw:frame>
      <draw:frame presentation:style-name="Mpr11"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7.529cm" svg:x="1.27cm" svg:y="9.5cm" presentation:class="outline" presentation:placeholder="true">
        <draw:text-box/>
      </draw:frame>
      <draw:frame presentation:style-name="Mpr12" draw:text-style-name="MP1" draw:layer="backgroundobjects" svg:width="5.917cm" svg:height="1.313cm" svg:x="3.842cm" svg:y="7.387cm" presentation:class="date-time">
        <draw:text-box>
          <text:p text:style-name="MP5"><text:span text:style-name="MT8"><presentation:date-time/></text:span></text:p>
        </draw:text-box>
      </draw:frame>
      <draw:frame presentation:style-name="Mpr12" draw:text-style-name="MP5" draw:layer="backgroundobjects" svg:width="8.05cm" svg:height="1.313cm" svg:x="8.686cm" svg:y="17.354cm" presentation:class="footer">
        <draw:text-box>
          <text:p text:style-name="MP5"><text:span text:style-name="MT1"><presentation:footer/></text:span></text:p>
        </draw:text-box>
      </draw:frame>
      <draw:frame presentation:style-name="Mpr12" draw:text-style-name="MP2" draw:layer="backgroundobjects" svg:width="5.917cm" svg:height="1.313cm" svg:x="18.211cm" svg:y="17.354cm" presentation:class="page-number">
        <draw:text-box>
          <text:p text:style-name="MP2"><text:span text:style-name="MT1"><text:page-number>&lt;numéro&gt;</text:page-number></text:span></text:p>
        </draw:text-box>
      </draw:frame>
      <draw:frame draw:style-name="Mgr8" draw:text-style-name="MP6" draw:layer="backgroundobjects" svg:width="12.2cm" svg:height="0.076cm" svg:x="0.7cm" svg:y="6.924cm">
        <draw:image xlink:href="Pictures/2000000C00002FA90000004D0B96FFF5.svm" xlink:type="simple" xlink:show="embed" xlink:actuate="onLoad">
          <text:p/>
        </draw:image>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text:span text:style-name="MT1"><presentation:header/></text:span></text:p>
          </draw:text-box>
        </draw:frame>
        <draw:frame presentation:style-name="Mpr13" draw:text-style-name="MP2" draw:layer="backgroundobjects" svg:width="8.266cm" svg:height="1.269cm" svg:x="10.783cm" svg:y="0cm" presentation:class="date-time">
          <draw:text-box>
            <text:p text:style-name="MP2"><text:span text:style-name="MT1"><presentation:date-time/></text:span></text:p>
          </draw:text-box>
        </draw:frame>
        <draw:frame presentation:style-name="Mpr14" draw:text-style-name="MP1" draw:layer="backgroundobjects" svg:width="8.266cm" svg:height="1.269cm" svg:x="0cm" svg:y="24.13cm" presentation:class="footer">
          <draw:text-box>
            <text:p text:style-name="MP1"><text:span text:style-name="MT1"><presentation:footer/></text:span></text:p>
          </draw:text-box>
        </draw:frame>
        <draw:frame presentation:style-name="Mpr1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Conditions_20_of_20_use" style:display-name="Conditions of use" style:page-layout-name="PM1" draw:style-name="Mdp3">
      <office:forms form:automatic-focus="false" form:apply-design-mode="false"/>
      <draw:custom-shape draw:name="Rectangle 2" draw:style-name="Mgr9" draw:text-style-name="MP3"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2.572cm" svg:x="1.27cm" svg:y="4.457cm" presentation:class="outline" presentation:placeholder="true">
        <draw:text-box/>
      </draw:frame>
      <draw:line draw:style-name="Mgr10" draw:text-style-name="MP8" draw:layer="backgroundobjects" svg:x1="9.3cm" svg:y1="3.926cm" svg:x2="9.3cm" svg:y2="16.326cm">
        <text:p/>
      </draw:line>
      <draw:custom-shape draw:name="Espace réservé du titre 1" draw:style-name="Mgr11" draw:text-style-name="MP9"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11" draw:layer="backgroundobjects" svg:width="13.9cm" svg:height="0.684cm" svg:x="11.099cm" svg:y="18.323cm">
        <text:list text:style-name="ML3">
          <text:list-header>
            <text:p text:style-name="MP10"><text:span text:style-name="MT9"><text:a xlink:href="http://creativecommons.org/licenses/by-nd/3.0/">http://creativecommons.org/licenses/by-nd/3.0/</text:a></text:span><text:span text:style-name="MT10"> </text:span></text:p>
          </text:list-header>
        </text:list>
        <draw:enhanced-geometry svg:viewBox="0 0 21600 21600" draw:type="rectangle" draw:enhanced-path="M 0 0 L 21600 0 21600 21600 0 21600 0 0 Z N"/>
      </draw:custom-shape>
      <draw:line draw:style-name="Mgr10" draw:text-style-name="MP8" draw:layer="backgroundobjects" svg:x1="9.3cm" svg:y1="3.926cm" svg:x2="9.3cm" svg:y2="16.326cm">
        <text:p/>
      </draw:line>
      <draw:custom-shape draw:style-name="Mgr13" draw:text-style-name="MP11" draw:layer="backgroundobjects" svg:width="7.867cm" svg:height="4.833cm" svg:x="0.833cm" svg:y="4.724cm">
        <text:list text:style-name="ML4">
          <text:list-header>
            <text:p text:style-name="MP10"><text:span text:style-name="MT11">You can use this </text:span><text:span text:style-name="MT12">OpenOffice Impress</text:span><text:span text:style-name="MT11"> template for </text:span></text:p>
            <text:p text:style-name="MP10"><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11" draw:layer="backgroundobjects" svg:width="22.86cm" svg:height="1.821cm" svg:x="1.27cm" svg:y="0.764cm">
        <text:list text:style-name="ML4">
          <text:list-header>
            <text:p text:style-name="MP10"><text:span text:style-name="MT13">Conditions of use</text:span></text:p>
          </text:list-header>
        </text:list>
        <draw:enhanced-geometry svg:viewBox="0 0 21600 21600" draw:type="rectangle" draw:enhanced-path="M 0 0 L 21600 0 21600 21600 0 21600 0 0 Z N"/>
      </draw:custom-shape>
      <draw:custom-shape draw:name="Rectangle 2" draw:style-name="Mgr15" draw:text-style-name="MP3"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13" draw:layer="backgroundobjects" svg:width="7.866cm" svg:height="8.289cm" svg:x="0.833cm" svg:y="10.124cm">
        <text:p text:style-name="MP12"><text:span text:style-name="MT14">The copyright statement we require you to include when you use our material is:</text:span></text:p>
        <text:p text:style-name="MP12"><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7" draw:text-style-name="MP4" draw:layer="backgroundobjects" svg:width="6.455cm" svg:height="2.671cm" svg:x="0.931cm" svg:y="15.029cm">
        <draw:image xlink:href="Pictures/10000201000000F4000000658D9186D6.png" xlink:type="simple" xlink:show="embed" xlink:actuate="onLoad">
          <text:p/>
        </draw:image>
      </draw:frame>
      <draw:custom-shape draw:name="Rectangle 10" draw:style-name="Mgr18" draw:text-style-name="MP13" draw:layer="backgroundobjects" svg:width="4.888cm" svg:height="1.525cm" svg:x="1.738cm" svg:y="17.102cm">
        <text:p text:style-name="MP12"><text:span text:style-name="MT17"><text:a xlink:href="http://www.showeet.com/">http://</text:a></text:span><text:span text:style-name="MT17"><text:a xlink:href="http://www.showeet.com/">www.showeet.com</text:a></text:span></text:p>
        <text:p text:style-name="MP12"><text:span text:style-name="MT17"/></text:p>
        <text:p text:style-name="MP12"><text:span text:style-name="MT17">Contact: Showeet@ymail.com </text:span></text:p>
        <draw:enhanced-geometry svg:viewBox="0 0 21600 21600" draw:type="rectangle" draw:enhanced-path="M 0 0 L 21600 0 21600 21600 0 21600 0 0 Z N"/>
      </draw:custom-shape>
      <draw:custom-shape draw:name="Rectangle 15" draw:style-name="Mgr19" draw:text-style-name="MP13" draw:layer="backgroundobjects" svg:width="13.1cm" svg:height="14.268cm" svg:x="11.099cm" svg:y="4.023cm">
        <text:p text:style-name="MP12"><text:span text:style-name="MT18">With the use of this free </text:span><text:span text:style-name="MT19">template </text:span><text:span text:style-name="MT18">you accept the following use and license conditions.</text:span></text:p>
        <text:p text:style-name="MP14"><text:span text:style-name="MT17"/></text:p>
        <text:p text:style-name="MP14"><text:span text:style-name="MT20">You</text:span><text:span text:style-name="MT21"> are </text:span><text:span text:style-name="MT20">free</text:span><text:span text:style-name="MT21">:</text:span></text:p>
        <text:p text:style-name="MP14"><text:span text:style-name="MT22"/></text:p>
        <text:p text:style-name="MP14"><text:span text:style-name="MT23">To Share</text:span><text:span text:style-name="MT20"> — to copy, distribute and transmit the work</text:span></text:p>
        <text:p text:style-name="MP14"><text:span text:style-name="MT20">Under the following conditions:</text:span></text:p>
        <text:p text:style-name="MP14"><text:span text:style-name="MT22"/></text:p>
        <text:p text:style-name="MP14"><text:span text:style-name="MT23">Attribution</text:span><text:span text:style-name="MT20"> — You must attribute the work in the manner specified by the author or licensor (but not in any way that suggests that they endorse you or your use of the work).</text:span></text:p>
        <text:p text:style-name="MP14"><text:span text:style-name="MT23">No Derivative Works</text:span><text:span text:style-name="MT20"> — You may not alter, transform, or build upon this work.</text:span></text:p>
        <text:p text:style-name="MP14"><text:span text:style-name="MT24"/></text:p>
        <text:p text:style-name="MP14"><text:span text:style-name="MT25">For any <text:s/>distribution, you must make clear to others the license terms of this work. The best way to do this is with a link to this web page: </text:span><text:span text:style-name="MT25"><text:a xlink:href="http://www.showeet.com/terms-of-use/">http://www.showeet.com/terms-of-use/</text:a></text:span><text:span text:style-name="MT25"> </text:span><text:span text:style-name="MT25"><text:line-break/></text:span><text:span text:style-name="MT25"><text:line-break/></text:span><text:span text:style-name="MT25">Any of the conditions can be waived if you get permission from showeet.com</text:span></text:p>
        <text:p text:style-name="MP14"><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6" draw:layer="backgroundobjects" svg:width="4.995cm" svg:height="1.211cm" svg:x="10.369cm" svg:y="2.699cm">
        <draw:image xlink:href="Pictures/10000200000000BD0000002EF1CEF5E4.png" xlink:type="simple" xlink:show="embed" xlink:actuate="onLoad">
          <text:p/>
        </draw:image>
      </draw:frame>
      <draw:frame draw:style-name="Mgr8" draw:text-style-name="MP6" draw:layer="backgroundobjects" svg:width="0.842cm" svg:height="2.688cm" svg:x="10.046cm" svg:y="10.261cm">
        <draw:image xlink:href="Pictures/200000090000034B00000A8197C2F4E8.svm" xlink:type="simple" xlink:show="embed" xlink:actuate="onLoad">
          <text:p/>
        </draw:image>
      </draw:frame>
      <presentation:notes style:page-layout-name="PM2">
        <draw:rect draw:style-name="Mgr20" draw:text-style-name="MP6" draw:layer="backgroundobjects" svg:width="19.05cm" svg:height="25.4cm" svg:x="0cm" svg:y="0cm">
          <text:p/>
        </draw:rect>
        <draw:frame presentation:style-name="Mpr15" draw:text-style-name="MP16" draw:layer="backgroundobjects" svg:width="8.255cm" svg:height="1.271cm" svg:x="-0.001cm" svg:y="0cm" presentation:class="header">
          <draw:text-box>
            <text:list text:style-name="ML1">
              <text:list-header>
                <text:p text:style-name="MP15"><text:span text:style-name="MT27"><presentation:header/></text:span></text:p>
              </text:list-header>
            </text:list>
          </draw:text-box>
        </draw:frame>
        <draw:frame presentation:style-name="Mpr15" draw:text-style-name="MP18" draw:layer="backgroundobjects" svg:width="8.255cm" svg:height="1.271cm" svg:x="10.79cm" svg:y="0cm" presentation:class="date-time">
          <draw:text-box>
            <text:list text:style-name="ML1">
              <text:list-header>
                <text:p text:style-name="MP17"><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6" draw:text-style-name="MP16" draw:layer="backgroundobjects" svg:width="8.255cm" svg:height="1.271cm" svg:x="-0.001cm" svg:y="24.125cm" presentation:class="footer">
          <draw:text-box>
            <text:list text:style-name="ML1">
              <text:list-header>
                <text:p text:style-name="MP15"><text:span text:style-name="MT27"><presentation:footer/></text:span></text:p>
              </text:list-header>
            </text:list>
          </draw:text-box>
        </draw:frame>
        <draw:frame presentation:style-name="Mpr16" draw:text-style-name="MP18" draw:layer="backgroundobjects" svg:width="8.255cm" svg:height="1.271cm" svg:x="10.79cm" svg:y="24.125cm" presentation:class="page-number">
          <draw:text-box>
            <text:list text:style-name="ML1">
              <text:list-header>
                <text:p text:style-name="MP17"><text:span text:style-name="MT27"><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editing-duration>PT47S</meta:editing-duration>
    <meta:editing-cycles>2</meta:editing-cycles>
    <dc:title>1-002 - Template - Origami</dc:title>
    <meta:creation-date>2012-08-31T17:24:26.06</meta:creation-date>
    <dc:description>Free template released by Showeet.com</dc:description>
    <dc:date>2012-08-31T17:24:29.07</dc:date>
    <meta:document-statistic meta:object-count="117"/>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